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9984in"/>
    </style:style>
    <style:style style:name="co5" style:family="table-column">
      <style:table-column-properties fo:break-before="auto" style:column-width="2.1846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3.736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4744in"/>
    </style:style>
    <style:style style:name="co11" style:family="table-column">
      <style:table-column-properties fo:break-before="auto" style:column-width="1.5728in"/>
    </style:style>
    <style:style style:name="co12" style:family="table-column">
      <style:table-column-properties fo:break-before="auto" style:column-width="1.7256in"/>
    </style:style>
    <style:style style:name="co13" style:family="table-column">
      <style:table-column-properties fo:break-before="auto" style:column-width="1.6819in"/>
    </style:style>
    <style:style style:name="co14" style:family="table-column">
      <style:table-column-properties fo:break-before="auto" style:column-width="1.5945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8244in"/>
    </style:style>
    <style:style style:name="co17" style:family="table-column">
      <style:table-column-properties fo:break-before="auto" style:column-width="1.6929in"/>
    </style:style>
    <style:style style:name="co18" style:family="table-column">
      <style:table-column-properties fo:break-before="auto" style:column-width="1.944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3.28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sets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row table:style-name="ro1">
          <table:table-cell table:style-name="ce1" office:value-type="string">
            <text:p>id_dataset</text:p>
          </table:table-cell>
          <table:table-cell table:style-name="ce1" office:value-type="string">
            <text:p>id_device</text:p>
          </table:table-cell>
          <table:table-cell table:style-name="ce1" office:value-type="string">
            <text:p>id_buildings</text:p>
          </table:table-cell>
          <table:table-cell table:style-name="ce1" office:value-type="string">
            <text:p>id_autor</text:p>
          </table:table-cell>
          <table:table-cell table:style-name="ce1" office:value-type="string">
            <text:p>data_status</text:p>
          </table:table-cell>
          <table:table-cell table:style-name="ce1" office:value-type="string">
            <text:p>data_description</text:p>
          </table:table-cell>
          <table:table-cell table:style-name="ce1" office:value-type="string">
            <text:p>data_date_capture</text:p>
          </table:table-cell>
          <table:table-cell table:style-name="ce1" office:value-type="string">
            <text:p>file_location</text:p>
          </table:table-cell>
          <table:table-cell table:style-name="ce1" office:value-type="string">
            <text:p>object_type </text:p>
          </table:table-cell>
          <table:table-cell table:style-name="ce1" office:value-type="string">
            <text:p>archive_link</text:p>
          </table:table-cell>
        </table:table-row>
        <table:table-row table:style-name="ro1">
          <table:table-cell table:number-columns-repeated="9"/>
          <table:table-cell table:style-name="ce2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processed</text:p>
          </table:table-cell>
          <table:table-cell office:value-type="string">
            <text:p>110 jpg images</text:p>
          </table:table-cell>
          <table:table-cell table:style-name="ce3" office:value-type="date" office:date-value="2023-10-02">
            <text:p>2023-10-02</text:p>
          </table:table-cell>
          <table:table-cell office:value-type="string">
            <text:p>mexico_chichen_Itza\mexico_chichen_itza_july_2018\master\2018.07.12\2018.07.12.zona.centrale.survey.sfma</text:p>
          </table:table-cell>
          <table:table-cell office:value-type="string">
            <text:p>pointclouds, rasters</text:p>
          </table:table-cell>
          <table:table-cell table:style-name="Default" office:value-type="string">
            <text:p>https://portal.opentopography.org/datasetMetadata?otCollectionID=OT.102019.32616.1 <text:s/>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table:style-name="ce2" office:value-type="float" office:value="2">
            <text:p>2</text:p>
          </table:table-cell>
          <table:table-cell office:value-type="string">
            <text:p>processed</text:p>
          </table:table-cell>
          <table:table-cell office:value-type="string">
            <text:p>431 jpg images, of small two walled (ballcourt?) structure next to venado </text:p>
          </table:table-cell>
          <table:table-cell table:style-name="ce3" office:value-type="date" office:date-value="2023-10-02">
            <text:p>2023-10-02</text:p>
          </table:table-cell>
          <table:table-cell office:value-type="string">
            <text:p>mexico_chichen_Itza\mexico_chichen_itza_2023\master\SFM_smeacham\aerial_site_scan_to_sacred_cenote</text:p>
          </table:table-cell>
          <table:table-cell office:value-type="string">
            <text:p>pointclouds, rasters</text:p>
          </table:table-cell>
          <table:table-cell table:style-name="Default" office:value-type="string">
            <text:p>https://openheritage3d.org/project.php?id=2atk-cq42 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processed</text:p>
          </table:table-cell>
          <table:table-cell office:value-type="string">
            <text:p>1597 jpg images</text:p>
          </table:table-cell>
          <table:table-cell table:style-name="ce3" office:value-type="date" office:date-value="2018-12-07">
            <text:p>2018-12-07</text:p>
          </table:table-cell>
          <table:table-cell office:value-type="string">
            <text:p>mexico_chichen_Itza\mexico_chichen_itza_2023\master\SFM_smeacham\Meacham_Drone Panoramics data\20230211-Mavic2-360s\Castillo Panoramic</text:p>
          </table:table-cell>
          <table:table-cell office:value-type="string">
            <text:p>pointclouds, rasters</text:p>
          </table:table-cell>
          <table:table-cell table:style-name="Default" office:value-type="string">
            <text:p>https://portal.opentopography.org/datasetMetadata?otCollectionID=OT.102019.32616.1 <text:s/>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table:style-name="ce2" office:value-type="float" office:value="4">
            <text:p>4</text:p>
          </table:table-cell>
          <table:table-cell office:value-type="string">
            <text:p>processed</text:p>
          </table:table-cell>
          <table:table-cell office:value-type="string">
            <text:p>1099 jpg images</text:p>
          </table:table-cell>
          <table:table-cell table:style-name="ce3" office:value-type="date" office:date-value="2018-12-07">
            <text:p>2018-12-07</text:p>
          </table:table-cell>
          <table:table-cell office:value-type="string">
            <text:p>mexico_chichen_Itza\mexico_chichen_itza_2023\master\SFM_smeacham\Meacham_Drone Panoramics data\20230210-Mavic2-360s\El Castillo Pano 20 m above roof</text:p>
          </table:table-cell>
          <table:table-cell office:value-type="string">
            <text:p>pointclouds</text:p>
          </table:table-cell>
          <table:table-cell table:style-name="Default" office:value-type="string">
            <text:p>https://openheritage3d.org/project.php?id=2atk-cq42 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office:value-type="string">
            <text:p>processed</text:p>
          </table:table-cell>
          <table:table-cell office:value-type="string">
            <text:p>1 laz pointcloud</text:p>
          </table:table-cell>
          <table:table-cell table:style-name="ce3" office:value-type="date" office:date-value="2023-06-02">
            <text:p>2023-06-02</text:p>
          </table:table-cell>
          <table:table-cell office:value-type="string">
            <text:p>mexico_chichen_Itza\mexico_chichen_itza_2023\master\SFM_smeacham\Meacham_Drone Panoramics data\20230210-Mavic2-360s\El Castillo Pano 50m above roof <text:s text:c="7"/></text:p>
          </table:table-cell>
          <table:table-cell office:value-type="string">
            <text:p>sfm</text:p>
          </table:table-cell>
          <table:table-cell table:style-name="Default" office:value-type="string">
            <text:p>https://portal.opentopography.org/datasetMetadata?otCollectionID=OT.102019.32616.1 <text:s/></text:p>
          </table:table-cell>
        </table:table-row>
        <table:table-row table:style-name="ro1">
          <table:table-cell table:number-columns-repeated="9"/>
          <table:table-cell table:style-name="Default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9"/>
          <table:table-cell table:style-name="Default"/>
        </table:table-row>
      </table:table>
      <table:table table:name="devices" table:style-name="ta1" table:print="false"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id_device</text:p>
          </table:table-cell>
          <table:table-cell table:style-name="ce1" office:value-type="string">
            <text:p>device_type</text:p>
          </table:table-cell>
          <table:table-cell table:style-name="ce1" office:value-type="string">
            <text:p>device_model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erial LiDAR</text:p>
          </table:table-cell>
          <table:table-cell table:style-name="ce4" office:value-type="string">
            <text:p>Optech Titan MW (14SEN/CON34)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slr camera</text:p>
          </table:table-cell>
          <table:table-cell office:value-type="string">
            <text:p>Sony ILCE-7RM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rone</text:p>
          </table:table-cell>
          <table:table-cell office:value-type="string">
            <text:p>DJI FC3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bile lidar</text:p>
          </table:table-cell>
          <table:table-cell office:value-type="string">
            <text:p>Hovermap</text:p>
          </table:table-cell>
        </table:table-row>
      </table:table>
      <table:table table:name="buildings" table:style-name="ta1" table:print="false">
        <table:table-column table:style-name="co9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id_building</text:p>
          </table:table-cell>
          <table:table-cell table:style-name="ce1" office:value-type="string">
            <text:p>canonical_name</text:p>
          </table:table-cell>
          <table:table-cell table:style-name="ce1" office:value-type="string">
            <text:p>english_name</text:p>
          </table:table-cell>
          <table:table-cell table:style-name="ce1" office:value-type="string">
            <text:p>alternate_name</text:p>
          </table:table-cell>
          <table:table-cell table:style-name="ce1" office:value-type="string">
            <text:p>building_description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inah_building_id</text:p>
          </table:table-cell>
          <table:table-cell table:style-name="ce1" office:value-type="string">
            <text:p>inah_building_group</text:p>
          </table:table-cell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Chichen <text:s/>Itza Site Models</text:p>
          </table:table-cell>
          <table:table-cell table:number-columns-repeated="7" office:value-type="string">
            <text:p>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 Castillo</text:p>
          </table:table-cell>
          <table:table-cell office:value-type="string">
            <text:p>The Castle</text:p>
          </table:table-cell>
          <table:table-cell office:value-type="string">
            <text:p>Temple of Kukulkan</text:p>
          </table:table-cell>
          <table:table-cell table:number-columns-repeated="5" office:value-type="string">
            <text:p>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 Caracol</text:p>
          </table:table-cell>
          <table:table-cell office:value-type="string">
            <text:p>The Shell</text:p>
          </table:table-cell>
          <table:table-cell office:value-type="string">
            <text:p>Observatorio</text:p>
          </table:table-cell>
          <table:table-cell table:number-columns-repeated="5" office:value-type="string">
            <text:p>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 Castillo substructure</text:p>
          </table:table-cell>
          <table:table-cell office:value-type="string">
            <text:p>null</text:p>
          </table:table-cell>
          <table:table-cell office:value-type="string">
            <text:p>throneroom</text:p>
          </table:table-cell>
          <table:table-cell table:number-columns-repeated="5" office:value-type="string">
            <text:p>nu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sa Colorada</text:p>
          </table:table-cell>
          <table:table-cell office:value-type="string">
            <text:p>Red House</text:p>
          </table:table-cell>
          <table:table-cell office:value-type="string">
            <text:p>Casa de Venado</text:p>
          </table:table-cell>
          <table:table-cell table:number-columns-repeated="5" office:value-type="string">
            <text:p>null</text:p>
          </table:table-cell>
        </table:table-row>
        <table:table-row table:style-name="ro1">
          <table:table-cell table:style-name="Default"/>
          <table:table-cell table:number-columns-repeated="8"/>
        </table:table-row>
      </table:table>
      <table:table table:name="autors" table:style-name="ta1" table:print="false">
        <table:table-column table:style-name="co19" table:default-cell-style-name="ce2"/>
        <table:table-column table:style-name="co14" table:default-cell-style-name="Default"/>
        <table:table-column table:style-name="co20" table:default-cell-style-name="Default"/>
        <table:table-row table:style-name="ro1">
          <table:table-cell table:style-name="ce1" office:value-type="string">
            <text:p>id_aut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filiation 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rnández-Diaz, J.C</text:p>
          </table:table-cell>
          <table:table-cell office:value-type="string">
            <text:p>National Center for Airborne Laser Mapp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rnandez, A.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cAvoy, S.</text:p>
          </table:table-cell>
          <table:table-cell office:value-type="string">
            <text:p>University of California San Dieg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4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9">08/09/2023</text:date>, <text:time>11:4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c</meta:initial-creator>
    <meta:creation-date>2023-08-08T11:28:05.17</meta:creation-date>
    <dc:date>2023-08-09T11:44:01.05</dc:date>
    <dc:creator>Jerry c</dc:creator>
    <meta:editing-duration>P1DT15M50S</meta:editing-duration>
    <meta:editing-cycles>13</meta:editing-cycles>
    <meta:generator>OpenOffice/4.1.14$Win32 OpenOffice.org_project/4114m1$Build-9811</meta:generator>
    <meta:document-statistic meta:table-count="5" meta:cell-count="141" meta:object-count="0"/>
  </office:meta>
</office:document-meta>
</file>